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be5" officeooo:paragraph-rsid="00018b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re About Arduino Libraries</text:p>
      <text:p text:style-name="P1"/>
      <text:p text:style-name="P1">The Thing about the ArduinoIDE is its Eco-System. It has been around for some while now, so there are a considerable amount of libraries that it can handle.</text:p>
      <text:p text:style-name="P1"/>
      <text:p text:style-name="P1">Let us focus on one Library and see how to use it best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14T23:23:00.097000000</dc:date>
    <meta:editing-duration>PT2M22S</meta:editing-duration>
    <meta:editing-cycles>1</meta:editing-cycles>
    <meta:document-statistic meta:table-count="0" meta:image-count="0" meta:object-count="0" meta:page-count="1" meta:paragraph-count="3" meta:word-count="45" meta:character-count="239" meta:non-whitespace-character-count="197"/>
  </office:meta>
</office:document-meta>
</file>